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14.977cm" fo:margin-left="0.009cm" fo:margin-top="0cm" fo:margin-bottom="0cm" table:align="left" style:writing-mode="lr-tb"/>
    </style:style>
    <style:style style:name="Table1.A" style:family="table-column">
      <style:table-column-properties style:column-width="3.351cm"/>
    </style:style>
    <style:style style:name="Table1.B" style:family="table-column">
      <style:table-column-properties style:column-width="6.96cm"/>
    </style:style>
    <style:style style:name="Table1.C" style:family="table-column">
      <style:table-column-properties style:column-width="4.665cm"/>
    </style:style>
    <style:style style:name="Table1.1" style:family="table-row">
      <style:table-row-properties style:min-row-height="0.49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464cm" fo:keep-together="auto"/>
    </style:style>
    <style:style style:name="Table2" style:family="table">
      <style:table-properties style:width="14.942cm" fo:margin-left="0.009cm" fo:margin-top="0cm" fo:margin-bottom="0cm" table:align="left" style:writing-mode="lr-tb"/>
    </style:style>
    <style:style style:name="Table2.A" style:family="table-column">
      <style:table-column-properties style:column-width="3.584cm"/>
    </style:style>
    <style:style style:name="Table2.B" style:family="table-column">
      <style:table-column-properties style:column-width="6.705cm"/>
    </style:style>
    <style:style style:name="Table2.C" style:family="table-column">
      <style:table-column-properties style:column-width="4.653cm"/>
    </style:style>
    <style:style style:name="Table2.1" style:family="table-row">
      <style:table-row-properties style:min-row-height="0.455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0.422cm" fo:keep-together="auto"/>
    </style:style>
    <style:style style:name="Table3" style:family="table">
      <style:table-properties style:width="14.995cm" fo:margin-left="0.009cm" fo:margin-top="0cm" fo:margin-bottom="0cm" table:align="left" style:writing-mode="page"/>
    </style:style>
    <style:style style:name="Table3.A" style:family="table-column">
      <style:table-column-properties style:column-width="0.866cm"/>
    </style:style>
    <style:style style:name="Table3.B" style:family="table-column">
      <style:table-column-properties style:column-width="3.625cm"/>
    </style:style>
    <style:style style:name="Table3.C" style:family="table-column">
      <style:table-column-properties style:column-width="4.8cm"/>
    </style:style>
    <style:style style:name="Table3.D" style:family="table-column">
      <style:table-column-properties style:column-width="5.704cm"/>
    </style:style>
    <style:style style:name="Table3.1" style:family="table-row">
      <style:table-row-properties style:min-row-height="0.527cm" fo:keep-together="auto"/>
    </style:style>
    <style:style style:name="Table3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style:vertical-align="middle"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2" style:family="table-row">
      <style:table-row-properties style:min-row-height="2.933cm" fo:keep-together="auto"/>
    </style:style>
    <style:style style:name="Table3.A2" style:family="table-cell">
      <style:table-cell-properties style:vertical-align=""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2.053cm" fo:keep-together="auto"/>
    </style:style>
    <style:style style:name="Table3.D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4" style:family="table-row">
      <style:table-row-properties style:min-row-height="2.127cm" fo:keep-together="auto"/>
    </style:style>
    <style:style style:name="Table3.D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5" style:family="table-row">
      <style:table-row-properties style:min-row-height="1.725cm" fo:keep-together="auto"/>
    </style:style>
    <style:style style:name="Table3.D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style:min-row-height="2.494cm" fo:keep-together="auto"/>
    </style:style>
    <style:style style:name="Table3.D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5.05cm" fo:margin-left="0.009cm" fo:margin-top="0cm" fo:margin-bottom="0cm" table:align="left" style:writing-mode="lr-tb"/>
    </style:style>
    <style:style style:name="Table5.A" style:family="table-column">
      <style:table-column-properties style:column-width="15.05cm"/>
    </style:style>
    <style:style style:name="Table5.1" style:family="table-row">
      <style:table-row-properties style:min-row-height="0.686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3.658cm" fo:keep-together="auto"/>
    </style:style>
    <style:style style:name="P1" style:family="paragraph" style:parent-style-name="Header">
      <style:paragraph-properties fo:margin-top="0cm" fo:margin-bottom="0cm" style:contextual-spacing="false" fo:orphans="2" fo:widows="2"/>
      <style:text-properties fo:color="#808080" loext:opacity="100%" style:font-name="Calibri" fo:font-size="11pt" fo:language="es" fo:country="ES" style:letter-kerning="true" style:font-name-asian="游明朝" style:font-size-asian="11pt" style:language-asian="ja" style:country-asian="JP" style:font-name-complex="Calibri1" style:font-size-complex="11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2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style:letter-kerning="true" style:font-name-asian="游明朝" style:font-size-asian="11pt" style:language-asian="ja" style:country-asian="JP" style:font-name-complex="Calibri1" style:font-size-complex="11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paragraph-properties fo:text-align="end" style:justify-single-word="false"/>
      <style:text-properties fo:language="es" fo:country="ES"/>
    </style:style>
    <style:style style:name="P5" style:family="paragraph" style:parent-style-name="Footer">
      <style:text-properties fo:language="es" fo:country="ES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text-align="start" style:justify-single-word="false"/>
      <style:text-properties fo:language="es" fo:country="ES"/>
    </style:style>
    <style:style style:name="P8" style:family="paragraph" style:parent-style-name="Standard">
      <style:paragraph-properties fo:margin-top="0cm" fo:margin-bottom="0.423cm" style:contextual-spacing="false" fo:line-height="150%"/>
      <style:text-properties fo:language="es" fo:country="ES"/>
    </style:style>
    <style:style style:name="P9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officeooo:rsid="0018f2d2" officeooo:paragraph-rsid="0018f2d2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officeooo:rsid="001957de" officeooo:paragraph-rsid="001957de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1957de" officeooo:paragraph-rsid="001c0f1c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1c0f1c" officeooo:paragraph-rsid="001c0f1c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fo:font-weight="bold" style:letter-kerning="true" style:font-name-asian="游明朝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style:letter-kerning="true" style:font-name-asian="游明朝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officeooo:rsid="0018f2d2" officeooo:paragraph-rsid="0018f2d2" style:letter-kerning="false" style:font-name-asian="Times New Roman1" style:font-name-complex="Calibri1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officeooo:rsid="0018f2d2" officeooo:paragraph-rsid="001c0f1c" style:letter-kerning="false" style:font-name-asian="Times New Roman1" style:font-name-complex="Calibri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s" fo:country="ES" officeooo:rsid="0018f2d2" officeooo:paragraph-rsid="0018f2d2" style:letter-kerning="false" style:font-name-asian="Times New Roman1" style:font-name-complex="Calibri1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officeooo:rsid="001957de" officeooo:paragraph-rsid="001957de" style:letter-kerning="false" style:font-name-asian="Times New Roman1" style:font-name-complex="Calibri1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officeooo:rsid="001957de" officeooo:paragraph-rsid="001c0f1c" style:letter-kerning="false" style:font-name-asian="Times New Roman1" style:font-name-complex="Calibri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s" fo:country="ES" officeooo:rsid="001957de" officeooo:paragraph-rsid="001957de" style:letter-kerning="false" style:font-name-asian="Times New Roman1" style:font-name-complex="Calibri1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fo:font-weight="bold" style:font-weight-asian="bold" style:font-name-complex="Calibri1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s" fo:country="ES" fo:font-weight="bold" style:font-weight-asian="bold" style:font-name-complex="Calibri1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fo:font-weight="bold" style:letter-kerning="false" style:font-name-asian="Times New Roman1" style:font-weight-asian="bold" style:font-name-complex="Calibri1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s" fo:country="ES" style:font-name-complex="Calibri1"/>
    </style:style>
    <style:style style:name="T1" style:family="text">
      <style:text-properties officeooo:rsid="001957de"/>
    </style:style>
    <style:style style:name="T2" style:family="text">
      <style:text-properties officeooo:rsid="001c0f1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04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4">Inform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>Evaluador</text:p>
          </table:table-cell>
          <table:covered-table-cell/>
          <table:table-cell table:style-name="Table1.A1" office:value-type="string">
            <text:p text:style-name="P14">Fecha</text:p>
          </table:table-cell>
        </table:table-row>
        <table:table-row table:style-name="Table1.1">
          <table:table-cell table:style-name="Table1.A1" office:value-type="string">
            <text:p text:style-name="P12">Nombre</text:p>
          </table:table-cell>
          <table:table-cell table:style-name="Table1.A1" office:value-type="string">
            <text:p text:style-name="P9">Raúl </text:p>
          </table:table-cell>
          <table:table-cell table:style-name="Table1.A1" table:number-rows-spanned="2" office:value-type="string">
            <text:p text:style-name="P10">15/11/2023</text:p>
          </table:table-cell>
        </table:table-row>
        <table:table-row table:style-name="Table1.4">
          <table:table-cell table:style-name="Table1.A1" office:value-type="string">
            <text:p text:style-name="P12">Apellidos</text:p>
          </table:table-cell>
          <table:table-cell table:style-name="Table1.A1" office:value-type="string">
            <text:p text:style-name="P9">Gómez Sanz</text:p>
          </table:table-cell>
          <table:covered-table-cell table:style-name="Table1.A1"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4">Datos del diseñador de la estructura de clases</text:p>
          </table:table-cell>
          <table:covered-table-cell/>
          <table:table-cell table:style-name="Table2.A1" office:value-type="string">
            <text:p text:style-name="P14">Calificación</text:p>
          </table:table-cell>
        </table:table-row>
        <table:table-row table:style-name="Table2.1">
          <table:table-cell table:style-name="Table2.A1" office:value-type="string">
            <text:p text:style-name="P12">Nombre</text:p>
          </table:table-cell>
          <table:table-cell table:style-name="Table2.A1" office:value-type="string">
            <text:p text:style-name="P9"><text:span text:style-name="T1">Ó</text:span>scar </text:p>
          </table:table-cell>
          <table:table-cell table:style-name="Table2.A1" table:number-rows-spanned="2" office:value-type="string">
            <text:p text:style-name="P12"/>
          </table:table-cell>
        </table:table-row>
        <table:table-row table:style-name="Table2.3">
          <table:table-cell table:style-name="Table2.A1" office:value-type="string">
            <text:p text:style-name="P12">Apellidos</text:p>
          </table:table-cell>
          <table:table-cell table:style-name="Table2.A1" office:value-type="string">
            <text:p text:style-name="P9">Noguer<text:span text:style-name="T1">o</text:span> </text:p>
          </table:table-cell>
          <table:covered-table-cell table:style-name="Table2.A1"/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3">ID </text:p>
          </table:table-cell>
          <table:table-cell table:style-name="Table3.B1" office:value-type="string">
            <text:p text:style-name="P23">Criterio</text:p>
          </table:table-cell>
          <table:table-cell table:style-name="Table3.C1" office:value-type="string">
            <text:p text:style-name="P24">Calificación del apartado (0-&gt;4)</text:p>
          </table:table-cell>
          <table:table-cell table:style-name="Table3.D1" office:value-type="string">
            <text:p text:style-name="P24">Observaciones</text:p>
          </table:table-cell>
        </table:table-row>
        <table:table-row table:style-name="Table3.2">
          <table:table-cell table:style-name="Table3.A2" office:value-type="string">
            <text:p text:style-name="P22">1</text:p>
          </table:table-cell>
          <table:table-cell table:style-name="Table3.B2" office:value-type="string">
            <text:p text:style-name="P25">Aspecto funcional</text:p>
          </table:table-cell>
          <table:table-cell table:style-name="Table3.B2" office:value-type="string">
            <text:p text:style-name="P18">3.8</text:p>
          </table:table-cell>
          <table:table-cell table:style-name="Table3.D2" office:value-type="string">
            <text:p text:style-name="P17">-Falta guiado y <text:span text:style-name="T2">finalización</text:span> del programa. Imprime <text:span text:style-name="T2">recibo</text:span> pero no permite “pago”. </text:p>
            <text:p text:style-name="P17">-Falta botón limpieza total de <text:span text:style-name="T2">recibo</text:span>.</text:p>
          </table:table-cell>
        </table:table-row>
        <table:table-row table:style-name="Table3.3">
          <table:table-cell table:style-name="Table3.A2" office:value-type="string">
            <text:p text:style-name="P22">2</text:p>
          </table:table-cell>
          <table:table-cell table:style-name="Table3.B2" office:value-type="string">
            <text:p text:style-name="P25">Aspecto estético</text:p>
          </table:table-cell>
          <table:table-cell table:style-name="Table3.B2" office:value-type="string">
            <text:p text:style-name="P18">3</text:p>
          </table:table-cell>
          <table:table-cell table:style-name="Table3.D3" office:value-type="string">
            <text:p text:style-name="P16">-Usa la interfaz <text:span text:style-name="T2">en</text:span> <text:span text:style-name="T2">HTML. No </text:span><text:s/>consola.</text:p>
            <text:p text:style-name="P16">-Botones suma-resta están invertidos (a mi gusto. </text:p>
            <text:p text:style-name="P16">-La bajada de nota por no ceñirse.</text:p>
          </table:table-cell>
        </table:table-row>
        <table:table-row table:style-name="Table3.4">
          <table:table-cell table:style-name="Table3.A2" office:value-type="string">
            <text:p text:style-name="P22">3</text:p>
          </table:table-cell>
          <table:table-cell table:style-name="Table3.B2" office:value-type="string">
            <text:p text:style-name="P25">Documentación</text:p>
          </table:table-cell>
          <table:table-cell table:style-name="Table3.B2" office:value-type="string">
            <text:p text:style-name="P18">4</text:p>
          </table:table-cell>
          <table:table-cell table:style-name="Table3.D4" office:value-type="string">
            <text:p text:style-name="P16">-Mejora<text:span text:style-name="T2">* </text:span>ordenar en carpetas “<text:span text:style-name="T2">docs”</text:span> </text:p>
          </table:table-cell>
        </table:table-row>
        <table:table-row table:style-name="Table3.5">
          <table:table-cell table:style-name="Table3.A2" office:value-type="string">
            <text:p text:style-name="P22">4</text:p>
          </table:table-cell>
          <table:table-cell table:style-name="Table3.B2" office:value-type="string">
            <text:p text:style-name="P25">Estructura de Clases</text:p>
          </table:table-cell>
          <table:table-cell table:style-name="Table3.B2" office:value-type="string">
            <text:p text:style-name="P21">4</text:p>
          </table:table-cell>
          <table:table-cell table:style-name="Table3.D5" office:value-type="string">
            <text:p text:style-name="P19">-Buen uso de las clases. <text:span text:style-name="T3">Override</text:span> de métodos útil. </text:p>
            <text:p text:style-name="P19">-Cambio nombre <text:span text:style-name="T3">“alimento”</text:span> por <text:span text:style-name="T3">“producto” </text:span>luego en el código usa producto.</text:p>
          </table:table-cell>
        </table:table-row>
        <table:table-row table:style-name="Table3.5">
          <table:table-cell table:style-name="Table3.A2" office:value-type="string">
            <text:p text:style-name="P22">5</text:p>
          </table:table-cell>
          <table:table-cell table:style-name="Table3.B2" office:value-type="string">
            <text:p text:style-name="P25">Formato código</text:p>
          </table:table-cell>
          <table:table-cell table:style-name="Table3.B2" office:value-type="string">
            <text:p text:style-name="P21">4</text:p>
          </table:table-cell>
          <table:table-cell table:style-name="Table3.D6" office:value-type="string">
            <text:p text:style-name="P19">-Buen uso de las funciones. - <text:span text:style-name="T2">S</text:span>obre comentado. <text:span text:style-name="T2">(</text:span>Por quejarme de algo.<text:span text:style-name="T2">)</text:span></text:p>
            <text:p text:style-name="P19"/>
          </table:table-cell>
        </table:table-row>
        <table:table-row table:style-name="Table3.7">
          <table:table-cell table:style-name="Table3.A2" office:value-type="string">
            <text:p text:style-name="P22">6</text:p>
          </table:table-cell>
          <table:table-cell table:style-name="Table3.B2" office:value-type="string">
            <text:p text:style-name="P25">Bases de JS</text:p>
          </table:table-cell>
          <table:table-cell table:style-name="Table3.B2" office:value-type="string">
            <text:p text:style-name="P21">4</text:p>
          </table:table-cell>
          <table:table-cell table:style-name="Table3.D7" office:value-type="string">
            <text:p text:style-name="P20">- <text:span text:style-name="T2">Buena base </text:span></text:p>
            <text:p text:style-name="P20"><text:span text:style-name="T2">- </text:span><text:span text:style-name="T4">Falta c</text:span>ontrol de tipos de variables.</text:p>
            <text:p text:style-name="P20">- <text:span text:style-name="T4">Falta c</text:span><text:span text:style-name="T2">ontrol en la intro de información.</text:span></text:p>
            <text:p text:style-name="P20">- <text:span text:style-name="T2">Buen uso de clases y funciones.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Observaciones adicionales</text:p>
          </table:table-cell>
        </table:table-row>
        <table:table-row table:style-name="Table5.2">
          <table:table-cell table:style-name="Table5.A1" office:value-type="string">
            <text:p text:style-name="P13">- Muy buen trabajo y gran asimilación de los contenidos básicos de JS.</text:p>
            <text:p text:style-name="P13">- Hace un uso original de Arrays para guardar y manipular la información.</text:p>
            <text:p text:style-name="P13">- Necesarias algunas mejoras en funcionalidad, pago y borrado de elementos.</text:p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游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true" style:font-name-asian="游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 MT" fo:font-family="'Arial MT'" style:font-family-generic="roman" style:font-pitch="variable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4.982cm" style:type="right" style:leader-style="dotted" style:leader-text="."/>
        </style:tab-stops>
      </style:paragraph-properties>
    </style:style>
    <style:style style:name="Estilo1" style:family="paragraph" style:parent-style-name="Heading_20_1" loext:linked-style-name="Estilo1_20_Car">
      <style:paragraph-properties fo:margin-top="0.176cm" fo:margin-bottom="0cm" style:contextual-spacing="false" fo:line-height="100%"/>
      <style:text-properties fo:color="#ed7d31" loext:opacity="100%" style:font-name="Calibri" fo:font-family="Calibri" style:font-family-generic="roman" style:font-pitch="variable" fo:font-size="28pt" fo:font-weight="bold" style:font-size-asian="28pt" style:font-weight-asian="bold" style:font-size-complex="28pt" style:font-weight-complex="bold">
        <loext:char-complex-color loext:theme-type="accent2" loext:color-type="theme"/>
      </style:text-properties>
    </style:style>
    <style:style style:name="Estilo2" style:family="paragraph" style:parent-style-name="Heading_20_2" loext:linked-style-name="Estilo2_20_Car">
      <style:paragraph-properties fo:margin-top="0.176cm" fo:margin-bottom="0cm" style:contextual-spacing="false" fo:line-height="100%"/>
      <style:text-properties fo:color="#c45911" loext:opacity="100%" style:font-name="Calibri" fo:font-family="Calibri" style:font-family-generic="roman" style:font-pitch="variable" fo:font-size="24pt" fo:font-weight="bold" style:font-size-asian="24pt" style:font-weight-asian="bold">
        <loext:char-complex-color loext:theme-type="accent2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Estilo3" style:family="paragraph" style:parent-style-name="Heading_20_3" loext:linked-style-name="Estilo3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fo:font-weight="bold" style:font-size-asian="20pt" style:font-weight-asian="bold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4" style:family="paragraph" style:parent-style-name="Heading_20_4" loext:linked-style-name="Estilo4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style:font-size-asian="20pt" style:font-style-complex="normal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Parrafo" style:family="paragraph" style:parent-style-name="Standard" loext:linked-style-name="EstiloParrafo_20_Car">
      <style:paragraph-properties fo:margin-top="0cm" fo:margin-bottom="0.176cm" style:contextual-spacing="false" fo:line-height="150%"/>
      <style:text-properties fo:color="#000000" loext:opacity="100%">
        <loext:char-complex-color loext:theme-type="dark1" loext:color-type="theme"/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_20__28_WW_29_" loext:linked-style-name="Header"/>
    <style:style style:name="Pie_20_de_20_página_20_Car" style:display-name="Pie de página Car" style:family="text" style:parent-style-name="Default_20_Paragraph_20_Font_20__28_WW_29_" loext:linked-style-name="Footer"/>
    <style:style style:name="Texto_20_independiente_20_Car" style:display-name="Texto independiente Car" style:family="text" style:parent-style-name="Default_20_Paragraph_20_Font_20__28_WW_29_">
      <style:text-properties style:font-name="Arial MT" fo:font-family="'Arial MT'" style:font-family-generic="roman" style:font-pitch="variable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Estilo1_20_Car" style:display-name="Estilo1 Car" style:family="text" style:parent-style-name="Título_20_1_20_Car" loext:linked-style-name="Estilo1">
      <style:text-properties fo:color="#ed7d31" loext:opacity="100%" style:font-name="Calibri" fo:font-family="Calibri" style:font-family-generic="roman" style:font-pitch="variable" fo:font-size="28pt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>
        <loext:char-complex-color loext:theme-type="accent2" loext:color-type="theme"/>
      </style:text-properties>
    </style:style>
    <style:style style:name="Título_20_2_20_Car" style:display-name="Título 2 C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stilo2_20_Car" style:display-name="Estilo2 Car" style:family="text" style:parent-style-name="Título_20_2_20_Car" loext:linked-style-name="Estilo2">
      <style:text-properties fo:color="#c45911" loext:opacity="100%" style:font-name="Calibri" fo:font-family="Calibri" style:font-family-generic="roman" style:font-pitch="variable" fo:font-size="24pt" fo:font-weight="bold" style:font-name-asian="游ゴシック Light" style:font-family-asian="'游ゴシック Light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13pt">
        <loext:char-complex-color loext:theme-type="accent2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stilo3_20_Car" style:display-name="Estilo3 Car" style:family="text" style:parent-style-name="Título_20_3_20_Car" loext:linked-style-name="Estilo3">
      <style:text-properties fo:color="#525252" loext:opacity="100%" style:font-name="Calibri" fo:font-family="Calibri" style:font-family-generic="roman" style:font-pitch="variable" fo:font-size="20pt" fo:font-weight="bold" style:font-name-asian="游ゴシック Light" style:font-family-asian="'游ゴシック Light'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12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ítulo_20_4_20_Car" style:display-name="Título 4 Car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Estilo4_20_Car" style:display-name="Estilo4 Car" style:family="text" style:parent-style-name="Título_20_4_20_Car" loext:linked-style-name="Estilo4">
      <style:text-properties fo:color="#525252" loext:opacity="100%" style:font-name="Calibri" fo:font-family="Calibri" style:font-family-generic="roman" style:font-pitch="variable" fo:font-size="20pt" fo:font-style="italic" style:font-name-asian="游ゴシック Light" style:font-family-asian="'游ゴシック Light'" style:font-family-generic-asian="system" style:font-pitch-asian="variable" style:font-size-asian="20pt" style:font-style-asian="italic" style:font-name-complex="Tahoma" style:font-family-complex="Tahoma" style:font-family-generic-complex="system" style:font-pitch-complex="variable" style:font-style-complex="normal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Parrafo_20_Car" style:display-name="EstiloParrafo Car" style:family="text" style:parent-style-name="Default_20_Paragraph_20_Font_20__28_WW_29_" loext:linked-style-name="EstiloParrafo">
      <style:text-properties fo:color="#000000" loext:opacity="100%">
        <loext:char-complex-color loext:theme-type="dark1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4" style:family="table">
      <style:table-properties style:width="15.182cm" fo:margin-left="0cm" fo:margin-top="0cm" fo:margin-bottom="0cm" table:align="left" style:writing-mode="lr-tb"/>
    </style:style>
    <style:style style:name="Table4.A" style:family="table-column">
      <style:table-column-properties style:column-width="8.742cm"/>
    </style:style>
    <style:style style:name="Table4.B" style:family="table-column">
      <style:table-column-properties style:column-width="6.44cm"/>
    </style:style>
    <style:style style:name="Table4.1" style:family="table-row">
      <style:table-row-properties style:min-row-height="0.141cm"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orphans="2" fo:widows="2"/>
      <style:text-properties fo:color="#808080" loext:opacity="100%" style:font-name="Calibri" fo:font-size="11pt" fo:language="es" fo:country="ES" style:letter-kerning="true" style:font-name-asian="游明朝" style:font-size-asian="11pt" style:language-asian="ja" style:country-asian="JP" style:font-name-complex="Calibri1" style:font-size-complex="11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P2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style:letter-kerning="true" style:font-name-asian="游明朝" style:font-size-asian="11pt" style:language-asian="ja" style:country-asian="JP" style:font-name-complex="Calibri1" style:font-size-complex="11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P3" style:family="paragraph" style:parent-style-name="Header">
      <style:text-properties fo:language="es" fo:country="ES"/>
    </style:style>
    <style:style style:name="MP4" style:family="paragraph" style:parent-style-name="Footer">
      <style:paragraph-properties fo:text-align="end" style:justify-single-word="false"/>
      <style:text-properties fo:language="es" fo:country="ES"/>
    </style:style>
    <style:style style:name="MP5" style:family="paragraph" style:parent-style-name="Foot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Unidad 2: Bases de JS</text:p>
              <text:p text:style-name="MP1">Desarrollo Web en Entorno Cliente</text:p>
            </table:table-cell>
            <table:table-cell table:style-name="Table4.A1" office:value-type="string">
              <text:p text:style-name="MP2">Alejandro Almazán Román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</text:p>
        <text:p text:style-name="MP5"/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jandro Almazan</meta:initial-creator>
    <dc:creator>Raúl Gómez</dc:creator>
    <meta:editing-cycles>9</meta:editing-cycles>
    <meta:creation-date>2023-11-14T13:20:00</meta:creation-date>
    <dc:date>2023-11-17T12:25:07.569000000</dc:date>
    <meta:editing-duration>PT32M33S</meta:editing-duration>
    <meta:generator>LibreOffice/7.6.2.1$Windows_X86_64 LibreOffice_project/56f7684011345957bbf33a7ee678afaf4d2ba333</meta:generator>
    <meta:print-date>2023-11-17T12:20:59.412000000</meta:print-date>
    <meta:printed-by>PDF files: Raúl Gómez</meta:printed-by>
    <meta:document-statistic meta:table-count="5" meta:image-count="0" meta:object-count="0" meta:page-count="2" meta:paragraph-count="57" meta:word-count="208" meta:character-count="1229" meta:non-whitespace-character-count="1068"/>
    <meta:user-defined meta:name="AppVersion">16.0000</meta:user-defined>
    <meta:template xlink:type="simple" xlink:actuate="onRequest" xlink:title="Normal.dotm" xlink:href=""/>
  </office:meta>
</office:document-meta>
</file>